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sub>
          <mn>10</mn>
          <mi mathvariant="italic">Uin</mi>
        </msub>
        <msub>
          <mn>3000</mn>
          <mi mathvariant="italic">Rtotal</mi>
        </msub>
      </mfrac>
      <mrow>
        <mspace width="2em"/>
        <mo stretchy="false">=</mo>
        <mspace width="2em"/>
      </mrow>
      <mn>0.00333</mn>
      <mi>А</mi>
    </mrow>
    <annotation encoding="StarMath 5.0">I ~=~ 10_Uin over {3000_Rtotal} ~=~ 0.00333А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21T17:56:13.435000000</dc:date>
    <meta:editing-duration>PT46M49S</meta:editing-duration>
    <meta:editing-cycles>15</meta:editing-cycles>
    <meta:generator>LibreOffice/6.3.3.2$Windows_X86_64 LibreOffice_project/a64200df03143b798afd1ec74a12ab50359878ed</meta:generator>
  </office:meta>
</office:document-meta>
</file>